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9cm"/>
    </style:style>
    <style:style style:name="co2" style:family="table-column">
      <style:table-column-properties fo:break-before="auto" style:column-width="4.041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</style:style>
  </office:automatic-styles>
  <office:body>
    <office:spreadsheet>
      <table:table table:name="Planilha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7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ategoria Masculina Intermediária</text:p>
          </table:table-cell>
          <table:covered-table-cell table:number-columns-repeated="6"/>
        </table:table-row>
        <table:table-row table:style-name="ro1">
          <table:table-cell table:style-name="ce2" office:value-type="string" calcext:value-type="string">
            <text:p>Ranking</text:p>
          </table:table-cell>
          <table:table-cell table:style-name="ce5" office:value-type="string" calcext:value-type="string" table:number-columns-spanned="1" table:number-rows-spanned="2">
            <text:p>Nome</text:p>
          </table:table-cell>
          <table:table-cell table:style-name="ce2" office:value-type="string" calcext:value-type="string">
            <text:p>Etapas</text:p>
          </table:table-cell>
          <table:table-cell table:style-name="ce2" office:value-type="string" calcext:value-type="string">
            <text:p>1ª Etapa</text:p>
          </table:table-cell>
          <table:table-cell table:style-name="ce2" office:value-type="string" calcext:value-type="string">
            <text:p>2ª Etapa</text:p>
          </table:table-cell>
          <table:table-cell table:style-name="ce2" office:value-type="string" calcext:value-type="string">
            <text:p>3ª Etapa</text:p>
          </table:table-cell>
          <table:table-cell table:style-name="ce2" office:value-type="string" calcext:value-type="string">
            <text:p>Pontos</text:p>
          </table:table-cell>
        </table:table-row>
        <table:table-row table:style-name="ro1">
          <table:table-cell table:style-name="ce2" office:value-type="string" calcext:value-type="string">
            <text:p>N2BT</text:p>
          </table:table-cell>
          <table:covered-table-cell table:style-name="ce2"/>
          <table:table-cell table:style-name="ce2" office:value-type="string" calcext:value-type="string">
            <text:p>Jogadas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Original</text:p>
          </table:table-cell>
          <table:table-cell table:style-name="ce2"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Daniel Peixoto</text:p>
          </table:table-cell>
          <table:table-cell table:style-name="ce8" table:formula="of:=SUM(IF([.D4]&lt;&gt;&quot;&quot;;1;0);IF([.E4]&lt;&gt;&quot;&quot;;1;0);IF([.F4]&lt;&gt;&quot;&quot;;1;0))" office:value-type="float" office:value="2" calcext:value-type="float">
            <text:p/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9" table:formula="of:=SUM([.D4];[.E4];[.F4])" office:value-type="float" office:value="150" calcext:value-type="float">
            <text:p/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srael Batista</text:p>
          </table:table-cell>
          <table:table-cell table:style-name="ce8" table:formula="of:=SUM(IF([.D5]&lt;&gt;&quot;&quot;;1;0);IF([.E5]&lt;&gt;&quot;&quot;;1;0);IF([.F5]&lt;&gt;&quot;&quot;;1;0))" office:value-type="float" office:value="2" calcext:value-type="float">
            <text:p/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9" table:formula="of:=SUM([.D5];[.E5];[.F5])" office:value-type="float" office:value="150" calcext:value-type="float">
            <text:p/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Frederico Calvano</text:p>
          </table:table-cell>
          <table:table-cell table:style-name="ce8" table:formula="of:=SUM(IF([.D6]&lt;&gt;&quot;&quot;;1;0);IF([.E6]&lt;&gt;&quot;&quot;;1;0);IF([.F6]&lt;&gt;&quot;&quot;;1;0))" office:value-type="float" office:value="1" calcext:value-type="float">
            <text:p/>
          </table:table-cell>
          <table:table-cell table:style-name="ce6" office:value-type="float" office:value="100" calcext:value-type="float">
            <text:p>100</text:p>
          </table:table-cell>
          <table:table-cell table:style-name="ce6" table:number-columns-repeated="2"/>
          <table:table-cell table:style-name="ce9" table:formula="of:=SUM([.D6];[.E6];[.F6])" office:value-type="float" office:value="100" calcext:value-type="float">
            <text:p/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Samuel Mendes</text:p>
          </table:table-cell>
          <table:table-cell table:style-name="ce8" table:formula="of:=SUM(IF([.D7]&lt;&gt;&quot;&quot;;1;0);IF([.E7]&lt;&gt;&quot;&quot;;1;0);IF([.F7]&lt;&gt;&quot;&quot;;1;0))" office:value-type="float" office:value="1" calcext:value-type="float">
            <text:p/>
          </table:table-cell>
          <table:table-cell table:style-name="ce6" office:value-type="float" office:value="100" calcext:value-type="float">
            <text:p>100</text:p>
          </table:table-cell>
          <table:table-cell table:style-name="ce6" table:number-columns-repeated="2"/>
          <table:table-cell table:style-name="ce9" table:formula="of:=SUM([.D7];[.E7];[.F7])" office:value-type="float" office:value="100" calcext:value-type="float">
            <text:p/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Alisson Roberto</text:p>
          </table:table-cell>
          <table:table-cell table:style-name="ce8" table:formula="of:=SUM(IF([.D8]&lt;&gt;&quot;&quot;;1;0);IF([.E8]&lt;&gt;&quot;&quot;;1;0);IF([.F8]&lt;&gt;&quot;&quot;;1;0))" office:value-type="float" office:value="2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70" calcext:value-type="float">
            <text:p>70</text:p>
          </table:table-cell>
          <table:table-cell table:style-name="ce6"/>
          <table:table-cell table:style-name="ce9" table:formula="of:=SUM([.D8];[.E8];[.F8])" office:value-type="float" office:value="90" calcext:value-type="float">
            <text:p/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João Renata</text:p>
          </table:table-cell>
          <table:table-cell table:style-name="ce8" table:formula="of:=SUM(IF([.D9]&lt;&gt;&quot;&quot;;1;0);IF([.E9]&lt;&gt;&quot;&quot;;1;0);IF([.F9]&lt;&gt;&quot;&quot;;1;0))" office:value-type="float" office:value="2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50" calcext:value-type="float">
            <text:p>50</text:p>
          </table:table-cell>
          <table:table-cell table:style-name="ce6"/>
          <table:table-cell table:style-name="ce9" table:formula="of:=SUM([.D9];[.E9];[.F9])" office:value-type="float" office:value="80" calcext:value-type="float">
            <text:p/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Marcelo Joysa</text:p>
          </table:table-cell>
          <table:table-cell table:style-name="ce8" table:formula="of:=SUM(IF([.D10]&lt;&gt;&quot;&quot;;1;0);IF([.E10]&lt;&gt;&quot;&quot;;1;0);IF([.F10]&lt;&gt;&quot;&quot;;1;0))" office:value-type="float" office:value="2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50" calcext:value-type="float">
            <text:p>50</text:p>
          </table:table-cell>
          <table:table-cell table:style-name="ce6"/>
          <table:table-cell table:style-name="ce9" table:formula="of:=SUM([.D10];[.E10];[.F10])" office:value-type="float" office:value="80" calcext:value-type="float">
            <text:p/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Clermont Cavalcante</text:p>
          </table:table-cell>
          <table:table-cell table:style-name="ce8" table:formula="of:=SUM(IF([.D11]&lt;&gt;&quot;&quot;;1;0);IF([.E11]&lt;&gt;&quot;&quot;;1;0);IF([.F11]&lt;&gt;&quot;&quot;;1;0))" office:value-type="float" office:value="1" calcext:value-type="float">
            <text:p/>
          </table:table-cell>
          <table:table-cell table:style-name="ce6" office:value-type="float" office:value="70" calcext:value-type="float">
            <text:p>70</text:p>
          </table:table-cell>
          <table:table-cell table:style-name="ce6" table:number-columns-repeated="2"/>
          <table:table-cell table:style-name="ce9" table:formula="of:=SUM([.D11];[.E11];[.F11])" office:value-type="float" office:value="70" calcext:value-type="float">
            <text:p/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Danilo Queiroz</text:p>
          </table:table-cell>
          <table:table-cell table:style-name="ce8" table:formula="of:=SUM(IF([.D12]&lt;&gt;&quot;&quot;;1;0);IF([.E12]&lt;&gt;&quot;&quot;;1;0);IF([.F12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70" calcext:value-type="float">
            <text:p>70</text:p>
          </table:table-cell>
          <table:table-cell table:style-name="ce6"/>
          <table:table-cell table:style-name="ce9" table:formula="of:=SUM([.D12];[.E12];[.F12])" office:value-type="float" office:value="70" calcext:value-type="float">
            <text:p/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Pedro Andrade</text:p>
          </table:table-cell>
          <table:table-cell table:style-name="ce8" table:formula="of:=SUM(IF([.D13]&lt;&gt;&quot;&quot;;1;0);IF([.E13]&lt;&gt;&quot;&quot;;1;0);IF([.F13]&lt;&gt;&quot;&quot;;1;0))" office:value-type="float" office:value="1" calcext:value-type="float">
            <text:p/>
          </table:table-cell>
          <table:table-cell table:style-name="ce6" office:value-type="float" office:value="70" calcext:value-type="float">
            <text:p>70</text:p>
          </table:table-cell>
          <table:table-cell table:style-name="ce6" table:number-columns-repeated="2"/>
          <table:table-cell table:style-name="ce9" table:formula="of:=SUM([.D13];[.E13];[.F13])" office:value-type="float" office:value="70" calcext:value-type="float">
            <text:p/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Raimundo Mota</text:p>
          </table:table-cell>
          <table:table-cell table:style-name="ce8" table:formula="of:=SUM(IF([.D14]&lt;&gt;&quot;&quot;;1;0);IF([.E14]&lt;&gt;&quot;&quot;;1;0);IF([.F14]&lt;&gt;&quot;&quot;;1;0))" office:value-type="float" office:value="2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0" calcext:value-type="float">
            <text:p>40</text:p>
          </table:table-cell>
          <table:table-cell table:style-name="ce6"/>
          <table:table-cell table:style-name="ce9" table:formula="of:=SUM([.D14];[.E14];[.F14])" office:value-type="float" office:value="60" calcext:value-type="float">
            <text:p/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Dávio Barbosa</text:p>
          </table:table-cell>
          <table:table-cell table:style-name="ce8" table:formula="of:=SUM(IF([.D15]&lt;&gt;&quot;&quot;;1;0);IF([.E15]&lt;&gt;&quot;&quot;;1;0);IF([.F15]&lt;&gt;&quot;&quot;;1;0))" office:value-type="float" office:value="1" calcext:value-type="float">
            <text:p/>
          </table:table-cell>
          <table:table-cell table:style-name="ce6" office:value-type="float" office:value="50" calcext:value-type="float">
            <text:p>50</text:p>
          </table:table-cell>
          <table:table-cell table:style-name="ce6" table:number-columns-repeated="2"/>
          <table:table-cell table:style-name="ce9" table:formula="of:=SUM([.D15];[.E15];[.F15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Lucas Arruda</text:p>
          </table:table-cell>
          <table:table-cell table:style-name="ce8" table:formula="of:=SUM(IF([.D16]&lt;&gt;&quot;&quot;;1;0);IF([.E16]&lt;&gt;&quot;&quot;;1;0);IF([.F16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50" calcext:value-type="float">
            <text:p>50</text:p>
          </table:table-cell>
          <table:table-cell table:style-name="ce6"/>
          <table:table-cell table:style-name="ce9" table:formula="of:=SUM([.D16];[.E16];[.F16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Roger Viana</text:p>
          </table:table-cell>
          <table:table-cell table:style-name="ce8" table:formula="of:=SUM(IF([.D17]&lt;&gt;&quot;&quot;;1;0);IF([.E17]&lt;&gt;&quot;&quot;;1;0);IF([.F17]&lt;&gt;&quot;&quot;;1;0))" office:value-type="float" office:value="1" calcext:value-type="float">
            <text:p/>
          </table:table-cell>
          <table:table-cell table:style-name="ce6" office:value-type="float" office:value="50" calcext:value-type="float">
            <text:p>50</text:p>
          </table:table-cell>
          <table:table-cell table:style-name="ce6" table:number-columns-repeated="2"/>
          <table:table-cell table:style-name="ce9" table:formula="of:=SUM([.D17];[.E17];[.F17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Walder Studart</text:p>
          </table:table-cell>
          <table:table-cell table:style-name="ce8" table:formula="of:=SUM(IF([.D18]&lt;&gt;&quot;&quot;;1;0);IF([.E18]&lt;&gt;&quot;&quot;;1;0);IF([.F18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50" calcext:value-type="float">
            <text:p>50</text:p>
          </table:table-cell>
          <table:table-cell table:style-name="ce6"/>
          <table:table-cell table:style-name="ce9" table:formula="of:=SUM([.D18];[.E18];[.F18])" office:value-type="float" office:value="50" calcext:value-type="float">
            <text:p/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André Oliani</text:p>
          </table:table-cell>
          <table:table-cell table:style-name="ce8" table:formula="of:=SUM(IF([.D19]&lt;&gt;&quot;&quot;;1;0);IF([.E19]&lt;&gt;&quot;&quot;;1;0);IF([.F19]&lt;&gt;&quot;&quot;;1;0))" office:value-type="float" office:value="1" calcext:value-type="float">
            <text:p/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9" table:formula="of:=SUM([.D19];[.E19];[.F19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Antonio Carlos Bonan</text:p>
          </table:table-cell>
          <table:table-cell table:style-name="ce8" table:formula="of:=SUM(IF([.D20]&lt;&gt;&quot;&quot;;1;0);IF([.E20]&lt;&gt;&quot;&quot;;1;0);IF([.F20]&lt;&gt;&quot;&quot;;1;0))" office:value-type="float" office:value="1" calcext:value-type="float">
            <text:p/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9" table:formula="of:=SUM([.D20];[.E20];[.F20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Cristiano de Castro</text:p>
          </table:table-cell>
          <table:table-cell table:style-name="ce8" table:formula="of:=SUM(IF([.D21]&lt;&gt;&quot;&quot;;1;0);IF([.E21]&lt;&gt;&quot;&quot;;1;0);IF([.F21]&lt;&gt;&quot;&quot;;1;0))" office:value-type="float" office:value="2" calcext:value-type="float">
            <text:p/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21];[.E21];[.F21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Douglas Caetano</text:p>
          </table:table-cell>
          <table:table-cell table:style-name="ce8" table:formula="of:=SUM(IF([.D22]&lt;&gt;&quot;&quot;;1;0);IF([.E22]&lt;&gt;&quot;&quot;;1;0);IF([.F22]&lt;&gt;&quot;&quot;;1;0))" office:value-type="float" office:value="1" calcext:value-type="float">
            <text:p/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9" table:formula="of:=SUM([.D22];[.E22];[.F22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Franklin Cunha</text:p>
          </table:table-cell>
          <table:table-cell table:style-name="ce8" table:formula="of:=SUM(IF([.D23]&lt;&gt;&quot;&quot;;1;0);IF([.E23]&lt;&gt;&quot;&quot;;1;0);IF([.F23]&lt;&gt;&quot;&quot;;1;0))" office:value-type="float" office:value="1" calcext:value-type="float">
            <text:p/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9" table:formula="of:=SUM([.D23];[.E23];[.F23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Haydne Pantoja Filho</text:p>
          </table:table-cell>
          <table:table-cell table:style-name="ce8" table:formula="of:=SUM(IF([.D24]&lt;&gt;&quot;&quot;;1;0);IF([.E24]&lt;&gt;&quot;&quot;;1;0);IF([.F24]&lt;&gt;&quot;&quot;;1;0))" office:value-type="float" office:value="2" calcext:value-type="float">
            <text:p/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24];[.E24];[.F24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Henrique Azevedo</text:p>
          </table:table-cell>
          <table:table-cell table:style-name="ce8" table:formula="of:=SUM(IF([.D25]&lt;&gt;&quot;&quot;;1;0);IF([.E25]&lt;&gt;&quot;&quot;;1;0);IF([.F25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/>
          <table:table-cell table:style-name="ce9" table:formula="of:=SUM([.D25];[.E25];[.F25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João César Mororó</text:p>
          </table:table-cell>
          <table:table-cell table:style-name="ce8" table:formula="of:=SUM(IF([.D26]&lt;&gt;&quot;&quot;;1;0);IF([.E26]&lt;&gt;&quot;&quot;;1;0);IF([.F26]&lt;&gt;&quot;&quot;;1;0))" office:value-type="float" office:value="1" calcext:value-type="float">
            <text:p/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9" table:formula="of:=SUM([.D26];[.E26];[.F26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Luis Gustavo</text:p>
          </table:table-cell>
          <table:table-cell table:style-name="ce8" table:formula="of:=SUM(IF([.D27]&lt;&gt;&quot;&quot;;1;0);IF([.E27]&lt;&gt;&quot;&quot;;1;0);IF([.F27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/>
          <table:table-cell table:style-name="ce9" table:formula="of:=SUM([.D27];[.E27];[.F27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Magno Castelo Branco</text:p>
          </table:table-cell>
          <table:table-cell table:style-name="ce8" table:formula="of:=SUM(IF([.D28]&lt;&gt;&quot;&quot;;1;0);IF([.E28]&lt;&gt;&quot;&quot;;1;0);IF([.F28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/>
          <table:table-cell table:style-name="ce9" table:formula="of:=SUM([.D28];[.E28];[.F28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Matheus Ventorini</text:p>
          </table:table-cell>
          <table:table-cell table:style-name="ce8" table:formula="of:=SUM(IF([.D29]&lt;&gt;&quot;&quot;;1;0);IF([.E29]&lt;&gt;&quot;&quot;;1;0);IF([.F29]&lt;&gt;&quot;&quot;;1;0))" office:value-type="float" office:value="1" calcext:value-type="float">
            <text:p/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9" table:formula="of:=SUM([.D29];[.E29];[.F29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Silas Maia</text:p>
          </table:table-cell>
          <table:table-cell table:style-name="ce8" table:formula="of:=SUM(IF([.D30]&lt;&gt;&quot;&quot;;1;0);IF([.E30]&lt;&gt;&quot;&quot;;1;0);IF([.F30]&lt;&gt;&quot;&quot;;1;0))" office:value-type="float" office:value="1" calcext:value-type="float">
            <text:p/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9" table:formula="of:=SUM([.D30];[.E30];[.F30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Thales Girão</text:p>
          </table:table-cell>
          <table:table-cell table:style-name="ce8" table:formula="of:=SUM(IF([.D31]&lt;&gt;&quot;&quot;;1;0);IF([.E31]&lt;&gt;&quot;&quot;;1;0);IF([.F31]&lt;&gt;&quot;&quot;;1;0))" office:value-type="float" office:value="1" calcext:value-type="float">
            <text:p/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9" table:formula="of:=SUM([.D31];[.E31];[.F31])" office:value-type="float" office:value="40" calcext:value-type="float">
            <text:p/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Caio Vitor Arraes</text:p>
          </table:table-cell>
          <table:table-cell table:style-name="ce8" table:formula="of:=SUM(IF([.D32]&lt;&gt;&quot;&quot;;1;0);IF([.E32]&lt;&gt;&quot;&quot;;1;0);IF([.F32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32];[.E32];[.F32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Daniel Melo</text:p>
          </table:table-cell>
          <table:table-cell table:style-name="ce8" table:formula="of:=SUM(IF([.D33]&lt;&gt;&quot;&quot;;1;0);IF([.E33]&lt;&gt;&quot;&quot;;1;0);IF([.F33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33];[.E33];[.F33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David Lopes</text:p>
          </table:table-cell>
          <table:table-cell table:style-name="ce8" table:formula="of:=SUM(IF([.D34]&lt;&gt;&quot;&quot;;1;0);IF([.E34]&lt;&gt;&quot;&quot;;1;0);IF([.F34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34];[.E34];[.F34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Fernando Monteiro</text:p>
          </table:table-cell>
          <table:table-cell table:style-name="ce8" table:formula="of:=SUM(IF([.D35]&lt;&gt;&quot;&quot;;1;0);IF([.E35]&lt;&gt;&quot;&quot;;1;0);IF([.F35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35];[.E35];[.F35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Frabrizio Porfirio</text:p>
          </table:table-cell>
          <table:table-cell table:style-name="ce8" table:formula="of:=SUM(IF([.D36]&lt;&gt;&quot;&quot;;1;0);IF([.E36]&lt;&gt;&quot;&quot;;1;0);IF([.F36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36];[.E36];[.F36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Habacuc Carvalho</text:p>
          </table:table-cell>
          <table:table-cell table:style-name="ce8" table:formula="of:=SUM(IF([.D37]&lt;&gt;&quot;&quot;;1;0);IF([.E37]&lt;&gt;&quot;&quot;;1;0);IF([.F37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37];[.E37];[.F37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Humberto Vasconcelos</text:p>
          </table:table-cell>
          <table:table-cell table:style-name="ce8" table:formula="of:=SUM(IF([.D38]&lt;&gt;&quot;&quot;;1;0);IF([.E38]&lt;&gt;&quot;&quot;;1;0);IF([.F38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38];[.E38];[.F38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Leonardo Monteiro</text:p>
          </table:table-cell>
          <table:table-cell table:style-name="ce8" table:formula="of:=SUM(IF([.D39]&lt;&gt;&quot;&quot;;1;0);IF([.E39]&lt;&gt;&quot;&quot;;1;0);IF([.F39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39];[.E39];[.F39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Lula Benevides</text:p>
          </table:table-cell>
          <table:table-cell table:style-name="ce8" table:formula="of:=SUM(IF([.D40]&lt;&gt;&quot;&quot;;1;0);IF([.E40]&lt;&gt;&quot;&quot;;1;0);IF([.F40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40];[.E40];[.F40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Patrick Enrique</text:p>
          </table:table-cell>
          <table:table-cell table:style-name="ce8" table:formula="of:=SUM(IF([.D41]&lt;&gt;&quot;&quot;;1;0);IF([.E41]&lt;&gt;&quot;&quot;;1;0);IF([.F41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41];[.E41];[.F41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Raphael Barroso</text:p>
          </table:table-cell>
          <table:table-cell table:style-name="ce8" table:formula="of:=SUM(IF([.D42]&lt;&gt;&quot;&quot;;1;0);IF([.E42]&lt;&gt;&quot;&quot;;1;0);IF([.F42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42];[.E42];[.F42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Raul Figueiredo</text:p>
          </table:table-cell>
          <table:table-cell table:style-name="ce8" table:formula="of:=SUM(IF([.D43]&lt;&gt;&quot;&quot;;1;0);IF([.E43]&lt;&gt;&quot;&quot;;1;0);IF([.F43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43];[.E43];[.F43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Ricardo Gondim</text:p>
          </table:table-cell>
          <table:table-cell table:style-name="ce8" table:formula="of:=SUM(IF([.D44]&lt;&gt;&quot;&quot;;1;0);IF([.E44]&lt;&gt;&quot;&quot;;1;0);IF([.F44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44];[.E44];[.F44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Yule Soares</text:p>
          </table:table-cell>
          <table:table-cell table:style-name="ce8" table:formula="of:=SUM(IF([.D45]&lt;&gt;&quot;&quot;;1;0);IF([.E45]&lt;&gt;&quot;&quot;;1;0);IF([.F45]&lt;&gt;&quot;&quot;;1;0))" office:value-type="float" office:value="1" calcext:value-type="float">
            <text:p/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9" table:formula="of:=SUM([.D45];[.E45];[.F45])" office:value-type="float" office:value="30" calcext:value-type="float">
            <text:p/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Caike Ferreira</text:p>
          </table:table-cell>
          <table:table-cell table:style-name="ce8" table:formula="of:=SUM(IF([.D46]&lt;&gt;&quot;&quot;;1;0);IF([.E46]&lt;&gt;&quot;&quot;;1;0);IF([.F46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46];[.E46];[.F46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Caio Barbosa</text:p>
          </table:table-cell>
          <table:table-cell table:style-name="ce8" table:formula="of:=SUM(IF([.D47]&lt;&gt;&quot;&quot;;1;0);IF([.E47]&lt;&gt;&quot;&quot;;1;0);IF([.F47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47];[.E47];[.F47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Diego Dieb</text:p>
          </table:table-cell>
          <table:table-cell table:style-name="ce8" table:formula="of:=SUM(IF([.D48]&lt;&gt;&quot;&quot;;1;0);IF([.E48]&lt;&gt;&quot;&quot;;1;0);IF([.F48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48];[.E48];[.F48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Dylson Luan</text:p>
          </table:table-cell>
          <table:table-cell table:style-name="ce8" table:formula="of:=SUM(IF([.D49]&lt;&gt;&quot;&quot;;1;0);IF([.E49]&lt;&gt;&quot;&quot;;1;0);IF([.F49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49];[.E49];[.F49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Fábio Peixoto</text:p>
          </table:table-cell>
          <table:table-cell table:style-name="ce8" table:formula="of:=SUM(IF([.D50]&lt;&gt;&quot;&quot;;1;0);IF([.E50]&lt;&gt;&quot;&quot;;1;0);IF([.F50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50];[.E50];[.F50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Felipe Porto</text:p>
          </table:table-cell>
          <table:table-cell table:style-name="ce8" table:formula="of:=SUM(IF([.D51]&lt;&gt;&quot;&quot;;1;0);IF([.E51]&lt;&gt;&quot;&quot;;1;0);IF([.F51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51];[.E51];[.F51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Francisco Alberto</text:p>
          </table:table-cell>
          <table:table-cell table:style-name="ce8" table:formula="of:=SUM(IF([.D52]&lt;&gt;&quot;&quot;;1;0);IF([.E52]&lt;&gt;&quot;&quot;;1;0);IF([.F52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52];[.E52];[.F52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Henrique Lima</text:p>
          </table:table-cell>
          <table:table-cell table:style-name="ce8" table:formula="of:=SUM(IF([.D53]&lt;&gt;&quot;&quot;;1;0);IF([.E53]&lt;&gt;&quot;&quot;;1;0);IF([.F53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53];[.E53];[.F53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Igor Bessa</text:p>
          </table:table-cell>
          <table:table-cell table:style-name="ce8" table:formula="of:=SUM(IF([.D54]&lt;&gt;&quot;&quot;;1;0);IF([.E54]&lt;&gt;&quot;&quot;;1;0);IF([.F54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54];[.E54];[.F54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José Glauco</text:p>
          </table:table-cell>
          <table:table-cell table:style-name="ce8" table:formula="of:=SUM(IF([.D55]&lt;&gt;&quot;&quot;;1;0);IF([.E55]&lt;&gt;&quot;&quot;;1;0);IF([.F55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55];[.E55];[.F55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José Horácio Ramos</text:p>
          </table:table-cell>
          <table:table-cell table:style-name="ce8" table:formula="of:=SUM(IF([.D56]&lt;&gt;&quot;&quot;;1;0);IF([.E56]&lt;&gt;&quot;&quot;;1;0);IF([.F56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56];[.E56];[.F56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José Renato</text:p>
          </table:table-cell>
          <table:table-cell table:style-name="ce8" table:formula="of:=SUM(IF([.D57]&lt;&gt;&quot;&quot;;1;0);IF([.E57]&lt;&gt;&quot;&quot;;1;0);IF([.F57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57];[.E57];[.F57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Juarez Jucá</text:p>
          </table:table-cell>
          <table:table-cell table:style-name="ce8" table:formula="of:=SUM(IF([.D58]&lt;&gt;&quot;&quot;;1;0);IF([.E58]&lt;&gt;&quot;&quot;;1;0);IF([.F58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58];[.E58];[.F58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Lucas Marques</text:p>
          </table:table-cell>
          <table:table-cell table:style-name="ce8" table:formula="of:=SUM(IF([.D59]&lt;&gt;&quot;&quot;;1;0);IF([.E59]&lt;&gt;&quot;&quot;;1;0);IF([.F59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59];[.E59];[.F59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Luís Otávio</text:p>
          </table:table-cell>
          <table:table-cell table:style-name="ce8" table:formula="of:=SUM(IF([.D60]&lt;&gt;&quot;&quot;;1;0);IF([.E60]&lt;&gt;&quot;&quot;;1;0);IF([.F60]&lt;&gt;&quot;&quot;;1;0))" office:value-type="float" office:value="1" calcext:value-type="float">
            <text:p/>
          </table:table-cell>
          <table:table-cell table:style-name="ce6"/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9" table:formula="of:=SUM([.D60];[.E60];[.F60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Salviano Ribeiro</text:p>
          </table:table-cell>
          <table:table-cell table:style-name="ce8" table:formula="of:=SUM(IF([.D61]&lt;&gt;&quot;&quot;;1;0);IF([.E61]&lt;&gt;&quot;&quot;;1;0);IF([.F61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61];[.E61];[.F61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Silvio Saraiva</text:p>
          </table:table-cell>
          <table:table-cell table:style-name="ce8" table:formula="of:=SUM(IF([.D62]&lt;&gt;&quot;&quot;;1;0);IF([.E62]&lt;&gt;&quot;&quot;;1;0);IF([.F62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62];[.E62];[.F62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Tácio Rates</text:p>
          </table:table-cell>
          <table:table-cell table:style-name="ce8" table:formula="of:=SUM(IF([.D63]&lt;&gt;&quot;&quot;;1;0);IF([.E63]&lt;&gt;&quot;&quot;;1;0);IF([.F63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63];[.E63];[.F63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Tom José</text:p>
          </table:table-cell>
          <table:table-cell table:style-name="ce8" table:formula="of:=SUM(IF([.D64]&lt;&gt;&quot;&quot;;1;0);IF([.E64]&lt;&gt;&quot;&quot;;1;0);IF([.F64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64];[.E64];[.F64])" office:value-type="float" office:value="20" calcext:value-type="float">
            <text:p/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Vitor Abreu</text:p>
          </table:table-cell>
          <table:table-cell table:style-name="ce8" table:formula="of:=SUM(IF([.D65]&lt;&gt;&quot;&quot;;1;0);IF([.E65]&lt;&gt;&quot;&quot;;1;0);IF([.F65]&lt;&gt;&quot;&quot;;1;0))" office:value-type="float" office:value="1" calcext:value-type="float">
            <text:p/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9" table:formula="of:=SUM([.D65];[.E65];[.F65])" office:value-type="float" office:value="20" calcext:value-type="float">
            <text:p/>
          </table:table-cell>
        </table:table-row>
        <table:table-row table:style-name="ro1" table:number-rows-repeated="10485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41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41P0"/>
    </number:number-style>
    <number:number-style style:name="N10142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42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43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44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pt" number:country="BR">
      <number:number number:decimal-places="0" number:min-integer-digits="1" number:grouping="true"/>
      <number:text> </number:text>
    </number:number-style>
    <number:number-style style:name="N10145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pt" number:country="BR">
      <number:number number:decimal-places="0" number:min-integer-digits="1" number:grouping="true"/>
      <number:text> </number:text>
    </number:number-style>
    <number:number-style style:name="N10146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pt" number:country="BR">
      <number:number number:decimal-places="2" number:min-integer-digits="1" number:grouping="true"/>
      <number:text> </number:text>
    </number:number-style>
    <number:number-style style:name="N10147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pt" number:country="BR">
      <number:number number:decimal-places="2" number:min-integer-digits="1" number:grouping="true"/>
      <number:text> </number:text>
    </number:number-style>
    <number:number-style style:name="N10148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pt" number:country="B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49P1" style:volatile="true" number:language="pt" number:country="BR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9P2" style:volatile="true" number:language="pt" number:country="BR">
      <number:text> </number:text>
      <loext:fill-character> </loext:fill-character>
      <number:text>- </number:text>
    </number:number-style>
    <number:text-style style:name="N10149" number:language="pt" number:country="B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0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50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0P2" style:volatile="true" number:language="pt" number:country="BR">
      <number:text> R$ </number:text>
      <loext:fill-character> </loext:fill-character>
      <number:text>- </number:text>
    </number:number-style>
    <number:text-style style:name="N10150" number:language="pt" number:country="B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pt" number:country="B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pt" number:country="BR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1P2" style:volatile="true" number:language="pt" number:country="B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pt" number:country="B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52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2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52" number:language="pt" number:country="BR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2">00/00/0000</text:date>, <text:time style:data-style-name="N2" text:time-value="10:33:22.15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09:41:25.372000000</meta:creation-date>
    <dc:date>2022-09-22T10:35:58.511000000</dc:date>
    <meta:editing-duration>P0D</meta:editing-duration>
    <meta:editing-cycles>3</meta:editing-cycles>
    <meta:generator>LibreOffice/4.2.2.1$Windows_x86 LibreOffice_project/3be8cda0bddd8e430d8cda1ebfd581265cca5a0f</meta:generator>
    <meta:document-statistic meta:table-count="1" meta:cell-count="330" meta:object-count="0"/>
  </office:meta>
</office:document-meta>
</file>